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486in" style:rel-width="96%" table:align="center"/>
    </style:style>
    <style:style style:name="Table3.A" style:family="table-column">
      <style:table-column-properties style:column-width="0.3299in" style:rel-column-width="3121*"/>
    </style:style>
    <style:style style:name="Table3.B" style:family="table-column">
      <style:table-column-properties style:column-width="6.3188in" style:rel-column-width="59791*"/>
    </style:style>
    <style:style style:name="Table3.1" style:family="table-row">
      <style:table-row-properties fo:background-color="#336699">
        <style:background-image/>
      </style:table-row-properties>
    </style:style>
    <style:style style:name="Table3.A1" style:family="table-cell">
      <style:table-cell-properties style:vertical-align="middle"/>
    </style:style>
    <style:style style:name="Table3.2" style:family="table-row">
      <style:table-row-properties fo:background-color="#eff1f7">
        <style:background-image/>
      </style:table-row-properties>
    </style:style>
    <style:style style:name="Table1" style:family="table">
      <style:table-properties style:width="6.6486in" style:rel-width="96%" table:align="center"/>
    </style:style>
    <style:style style:name="Table1.A" style:family="table-column">
      <style:table-column-properties style:column-width="0.1208in" style:rel-column-width="1143*"/>
    </style:style>
    <style:style style:name="Table1.B" style:family="table-column">
      <style:table-column-properties style:column-width="6.5278in" style:rel-column-width="61769*"/>
    </style:style>
    <style:style style:name="Table1.1" style:family="table-row">
      <style:table-row-properties fo:background-color="#eff1f7">
        <style:background-image/>
      </style:table-row-properties>
    </style:style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able_20_Contents">
      <style:paragraph-properties fo:text-align="center" style:justify-single-word="false"/>
      <style:text-properties fo:font-weight="bold"/>
    </style:style>
    <style:style style:name="P3" style:family="paragraph" style:parent-style-name="Table_20_Contents">
      <style:text-properties fo:color="#44444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top="0in" fo:margin-bottom="0.1965in" loext:contextual-spacing="false"/>
    </style:style>
    <style:style style:name="P6" style:family="paragraph" style:parent-style-name="Table_20_Contents">
      <style:paragraph-properties fo:margin-top="0in" fo:margin-bottom="0.1965in" loext:contextual-spacing="false"/>
      <style:text-properties fo:font-size="10pt"/>
    </style:style>
    <style:style style:name="P7" style:family="paragraph" style:parent-style-name="Table_20_Contents">
      <style:paragraph-properties fo:margin-top="0in" fo:margin-bottom="0.1965in" loext:contextual-spacing="false"/>
      <style:text-properties style:font-size-asian="10pt"/>
    </style:style>
    <style:style style:name="T1" style:family="text">
      <style:text-properties fo:font-size="10pt"/>
    </style:style>
    <style:style style:name="T2" style:family="text">
      <style:text-properties style:font-size-asian="10pt"/>
    </style:style>
    <style:style style:name="T3" style:family="text">
      <style:text-properties style:font-size-asian="8.25pt" style:font-weight-asian="bold"/>
    </style:style>
    <style:style style:name="T4" style:family="text">
      <style:text-properties fo:font-size="9pt"/>
    </style:style>
    <style:style style:name="T5" style:family="text">
      <style:text-properties style:font-size-asian="9pt"/>
    </style:style>
  </office:automatic-styles>
  <office:body>
    <office:text text:use-soft-page-breaks="true">
      <office:forms form:automatic-focus="false" form:apply-design-mode="false">
        <form:form form:name="answerForm2849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47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46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45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40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41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51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50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53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52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48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39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63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62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56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57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58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54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64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  <form:form form:name="answerForm2859" form:apply-filter="true" form:method="post" form:control-implementation="ooo:com.sun.star.form.component.Form" office:target-frame="frame_problemhandler" xlink:href="http://judge.buaa.edu.cn/assignment/stuAnswerHandler.js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2">1.</text:p>
          </table:table-cell>
          <table:table-cell office:value-type="string">
            <text:p text:style-name="P5"><text:span text:style-name="Strong_20_Emphasis"><text:span text:style-name="T2">已知：</text:span></text:span><text:span text:style-name="Strong_20_Emphasis"><text:span text:style-name="T1">int a=5,b=6,w=1,x=2,y=3,z=4;</text:span></text:span><text:span text:style-name="Strong_20_Emphasis"><text:span text:style-name="T2">执行语句“</text:span></text:span><text:span text:style-name="Strong_20_Emphasis"><text:span text:style-name="T1">(a=w&gt;x)&amp;&amp;(b=y&gt;z);”</text:span></text:span><text:span text:style-name="Strong_20_Emphasis"><text:span text:style-name="T2">后</text:span></text:span><text:span text:style-name="Strong_20_Emphasis"><text:span text:style-name="T1">b </text:span></text:span><text:span text:style-name="Strong_20_Emphasis"><text:span text:style-name="T2">的值为</text:span></text:span></text:p>
          </table:table-cell>
        </table:table-row>
        <table:table-row>
          <table:table-cell office:value-type="string">
            <text:p text:style-name="P2">2.</text:p>
          </table:table-cell>
          <table:table-cell office:value-type="string">
            <text:p text:style-name="P5"><text:span text:style-name="T2">已知： </text:span><text:span text:style-name="T1">int a=2, b=7;<text:line-break/></text:span><text:span text:style-name="T2">计算下列表达式的值：</text:span></text:p>
            <text:p text:style-name="P6">a=4,b=1,a&gt;b?++a:++b;</text:p>
          </table:table-cell>
        </table:table-row>
        <table:table-row table:style-name="Table1.1">
          <table:table-cell office:value-type="string">
            <text:p text:style-name="P2">3.</text:p>
          </table:table-cell>
          <table:table-cell office:value-type="string">
            <text:p text:style-name="P5">已知：char x=’A’, y=’B’; 执行“(x=’B’)||(y=’C’)”的运算后，变量x,y的值分别为（答案用逗号隔开）</text:p>
            <text:p text:style-name="P5"/>
          </table:table-cell>
        </table:table-row>
        <table:table-row>
          <table:table-cell office:value-type="string">
            <text:p text:style-name="P2">4.</text:p>
          </table:table-cell>
          <table:table-cell office:value-type="string">
            <text:p text:style-name="P5"><text:span text:style-name="Strong_20_Emphasis"><text:span text:style-name="T2">已知：</text:span></text:span><text:span text:style-name="Strong_20_Emphasis"><text:span text:style-name="T1">int  k= 4,a=3,b=2,c=1;</text:span></text:span><text:span text:style-name="Strong_20_Emphasis"><text:span text:style-name="T2">则表达式“</text:span></text:span><text:span text:style-name="Strong_20_Emphasis"><text:span text:style-name="T1">k&lt;a ? k : c&lt;b ?c :a”</text:span></text:span><text:span text:style-name="Strong_20_Emphasis"><text:span text:style-name="T2">的值为 </text:span></text:span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#</text:p>
          </table:table-cell>
          <table:table-cell table:style-name="Table3.A1" office:value-type="string">
            <text:p text:style-name="Table_20_Contents">题目</text:p>
          </table:table-cell>
        </table:table-row>
        <table:table-row table:style-name="Table3.2">
          <table:table-cell office:value-type="string">
            <text:p text:style-name="P2">1.</text:p>
          </table:table-cell>
          <table:table-cell office:value-type="string">
            <text:p text:style-name="P5">若有变量定义int a; double b; 要输入数据存放在a和b中，则下面正确的输入数据的语句为：<text:line-break/>A. scanf("%d%f",a,b);<text:line-break/>B. scanf("%d%f",&amp;a,&amp;b);<text:line-break/>C. scanf("%d%lf",&amp;a,&amp;b);<text:line-break/>D. scanf("%d%lf",a,b);</text:p>
          </table:table-cell>
        </table:table-row>
        <table:table-row>
          <table:table-cell office:value-type="string">
            <text:p text:style-name="P2">2.</text:p>
          </table:table-cell>
          <table:table-cell office:value-type="string">
            <text:p text:style-name="P5">若变量a的数据类型为double，执行下面两条语句后：<text:line-break/>a=3.5;<text:line-break/>printf("%d",a);<text:line-break/>输出的数据或判断正确的是：<text:line-break/>A. 3<text:line-break/>B. 4<text:line-break/>C. 3.500000<text:line-break/>D. 输出格式错误</text:p>
          </table:table-cell>
        </table:table-row>
        <table:table-row table:style-name="Table3.2">
          <table:table-cell office:value-type="string">
            <text:p text:style-name="P2">3.</text:p>
          </table:table-cell>
          <table:table-cell office:value-type="string">
            <text:p text:style-name="P5">字符串“\ta\017bc”的长度(不包括结束符)是           <text:line-break/>(A)  9<text:line-break/>(B)  5<text:line-break/>(C)  6<text:line-break/>(D)  7</text:p>
          </table:table-cell>
        </table:table-row>
        <table:table-row>
          <table:table-cell office:value-type="string">
            <text:p text:style-name="P2">4.</text:p>
          </table:table-cell>
          <table:table-cell office:value-type="string">
            <text:p text:style-name="P5">设整型变量x和y的值均为7，则表达式“x/(y-4)”的值是</text:p>
            <text:p text:style-name="P5">A. 3<text:line-break/>B. －3<text:line-break/>C. 2<text:line-break/>D. 1</text:p>
          </table:table-cell>
        </table:table-row>
        <text:soft-page-break/>
        <table:table-row table:style-name="Table3.2">
          <table:table-cell office:value-type="string">
            <text:p text:style-name="P2">5.</text:p>
          </table:table-cell>
          <table:table-cell office:value-type="string">
            <text:p text:style-name="P5">题目内容：<text:line-break/>有输入语句:int a,b,c; scanf("a=%d,b=%d,c=%d", &amp;a, &amp;b, &amp;c); 为使变量a的值为1,b的值为3,c的值为2,<text:line-break/>从键盘输入数据的正确形式应当是 <text:s text:c="4"/>(注:#表示空格)<text:line-break/>(A)  132&lt;回车&gt;<text:line-break/>(B)  1,3,2&lt;回车&gt;<text:line-break/>(C)  a=1#b=3#c=2&lt;回车&gt;<text:line-break/>(D)  a=1,b=3,c=2&lt;回车&gt;</text:p>
          </table:table-cell>
        </table:table-row>
        <table:table-row>
          <table:table-cell office:value-type="string">
            <text:p text:style-name="P2">6.</text:p>
          </table:table-cell>
          <table:table-cell office:value-type="string">
            <text:p text:style-name="P5">已知：char a=’a’；float b=2.3；double c=41；int d；则执行语句d=a+b+c；后变量d的数据类型为       <text:line-break/>(A) int  (B) char  (C) float  (D) double</text:p>
          </table:table-cell>
        </table:table-row>
        <table:table-row table:style-name="Table3.2">
          <table:table-cell office:value-type="string">
            <text:p text:style-name="P2">7.</text:p>
          </table:table-cell>
          <table:table-cell office:value-type="string">
            <text:p text:style-name="P5">执行以下程序段后,变量a,b,c的值分别是       <text:line-break/>int x = 10, y = 9;<text:line-break/>int a, b, c;<text:line-break/>a = (--x == y++)? --x: ++y;<text:line-break/>b = x++;<text:line-break/>c = y;</text:p>
            <text:p text:style-name="P5">(A)  a = 9, b = 9, c = 9<text:line-break/>(B)  a = 8, b= 8, c = 10<text:line-break/>(C)  a = 9, b = 10, c = 9<text:line-break/>(D)  a = 11, b = 11, c = 10</text:p>
          </table:table-cell>
        </table:table-row>
        <table:table-row>
          <table:table-cell office:value-type="string">
            <text:p text:style-name="P2">8.</text:p>
          </table:table-cell>
          <table:table-cell office:value-type="string">
            <text:p text:style-name="P5">在执行以下程序过程中<text:line-break/>#include&lt;stdio.h&gt;<text:line-break/>main() {<text:line-break/> char c1,c2,c3,c4,c5,c6;<text:line-break/> scanf("%c%c%c%c",&amp;c1,&amp;c2,&amp;c3,&amp;c4);<text:line-break/> c5=getchar();<text:line-break/> c6=getchar();<text:line-break/> putchar(c1);<text:line-break/> putchar(c2);<text:line-break/> printf("%c%c\n",c5,c6);<text:line-break/>}<text:line-break/>如果输入数据：<text:line-break/>987&lt;CR&gt;<text:line-break/>65432&lt;CR&gt;<text:line-break/>(注意：从第一列开始，&lt;CR&gt;表示回车)<text:line-break/>输出结果为 <text:span text:style-name="Strong_20_Emphasis"> </text:span>      <text:line-break/>(A)9843<text:line-break/>(B)9854<text:line-break/>(C)9832<text:line-break/>(D)9865</text:p>
          </table:table-cell>
        </table:table-row>
        <text:soft-page-break/>
        <table:table-row table:style-name="Table3.2">
          <table:table-cell office:value-type="string">
            <text:p text:style-name="P2">9.</text:p>
          </table:table-cell>
          <table:table-cell office:value-type="string">
            <text:p text:style-name="P5"><text:span text:style-name="T5">以下不正确的语句是  </text:span><text:span text:style-name="T4"><text:line-break/>(A)  if (x &gt; y);<text:line-break/>(B)  if (x = y) &amp;&amp; ( x!= 0) x += y;<text:line-break/>(C)  if (x !=y) scanf("%d", &amp;x); else scanf("%d", &amp;y);<text:line-break/>(D)  if (x &lt; y) {x++; y++;}</text:span></text:p>
          </table:table-cell>
        </table:table-row>
        <table:table-row>
          <table:table-cell office:value-type="string">
            <text:p text:style-name="P2">10.</text:p>
          </table:table-cell>
          <table:table-cell office:value-type="string">
            <text:p text:style-name="P5"><text:span text:style-name="T2">给出下述程序的输出结果  </text:span><text:span text:style-name="T1"><text:line-break/>    main()<text:line-break/>    {<text:line-break/>             int a=5,b=0,c=0;  <text:line-break/>             if(a=b+c)<text:line-break/>                 printf("***");<text:line-break/>             else<text:line-break/>                 printf("$$$");<text:line-break/>   }</text:span></text:p>
          </table:table-cell>
        </table:table-row>
        <table:table-row table:style-name="Table3.2">
          <table:table-cell office:value-type="string">
            <text:p text:style-name="P2">11.</text:p>
          </table:table-cell>
          <table:table-cell office:value-type="string">
            <text:p text:style-name="P5">以下程序的运行结果是 </text:p>
            <text:p text:style-name="P5">#include&lt;stdio.h&gt;<text:line-break/>main()<text:line-break/>{<text:line-break/>    int s=1,t=1,a=5,b=2;<text:line-break/>    if (a&gt;0)<text:line-break/>        s++;<text:line-break/>    if (a&gt;b)<text:line-break/>        t+=s;<text:line-break/>    else if (a==b)<text:line-break/>        t=5;<text:line-break/>    else<text:line-break/>        t=2*s;<text:line-break/>    printf("s=%d,t=%d\n",s,t);<text:line-break/>}<text:line-break/>     </text:p>
          </table:table-cell>
        </table:table-row>
        <table:table-row>
          <table:table-cell office:value-type="string">
            <text:p text:style-name="P2">12.</text:p>
          </table:table-cell>
          <table:table-cell office:value-type="string">
            <text:p text:style-name="P5">在C语言中的if语句中，用作判断的表达式为</text:p>
            <text:p text:style-name="P5"> A 关系表达式<text:line-break/> B 逻辑表达式<text:line-break/> C 算术表达式<text:line-break/> D 任意表达式</text:p>
          </table:table-cell>
        </table:table-row>
        <table:table-row table:style-name="Table3.2">
          <table:table-cell office:value-type="string">
            <text:p text:style-name="P2">13.</text:p>
          </table:table-cell>
          <table:table-cell office:value-type="string">
            <text:p text:style-name="P5"><text:span text:style-name="T2">给出下述程序的输出结果      </text:span><text:span text:style-name="T1"><text:line-break/>#include &lt;stdio.h&gt;<text:line-break/>main() <text:line-break/>{<text:line-break/> int m=5; <text:line-break/> if(m++&gt;5) <text:line-break/>  printf("%d\n",m); <text:line-break/> else <text:line-break/>  printf("%d\n",m--); <text:line-break/>}</text:span></text:p>
          </table:table-cell>
        </table:table-row>
        <text:soft-page-break/>
        <table:table-row>
          <table:table-cell office:value-type="string">
            <text:p text:style-name="P2">14.</text:p>
          </table:table-cell>
          <table:table-cell office:value-type="string">
            <text:p text:style-name="P5">写出下述程序的输出结果              <text:line-break/>#include&lt;stdio.h&gt;<text:line-break/>main()<text:line-break/>{<text:line-break/>   int a=0,b=0,c=1,d=10;<text:line-break/>   if (a) d=d-5;<text:line-break/>   else if (c)<text:line-break/>               if (!b) d==15;<text:line-break/>               else d==25;<text:line-break/>   printf("%d\n",d);<text:line-break/>}</text:p>
          </table:table-cell>
        </table:table-row>
        <table:table-row table:style-name="Table3.2">
          <table:table-cell office:value-type="string">
            <text:p text:style-name="P2">15.</text:p>
          </table:table-cell>
          <table:table-cell office:value-type="string">
            <text:p text:style-name="P5"><text:span text:style-name="T2">对 </text:span><text:span text:style-name="T1">for (</text:span><text:span text:style-name="T2">表达式</text:span><text:span text:style-name="T1">1; ; </text:span><text:span text:style-name="T2">表达式</text:span><text:span text:style-name="T1">3)</text:span><text:span text:style-name="T2">可理解为        </text:span><text:span text:style-name="T1"><text:line-break/>(A)  for (</text:span><text:span text:style-name="T2">表达式</text:span><text:span text:style-name="T1">1; 0; </text:span><text:span text:style-name="T2">表达式</text:span><text:span text:style-name="T1">3)<text:line-break/>(B)  for (</text:span><text:span text:style-name="T2">表达式</text:span><text:span text:style-name="T1">1; 1; </text:span><text:span text:style-name="T2">表达式</text:span><text:span text:style-name="T1">3)<text:line-break/>(C)  for (</text:span><text:span text:style-name="T2">表达式</text:span><text:span text:style-name="T1">1; </text:span><text:span text:style-name="T2">表达式</text:span><text:span text:style-name="T1">1; </text:span><text:span text:style-name="T2">表达式</text:span><text:span text:style-name="T1">3)<text:line-break/>(D)  for (</text:span><text:span text:style-name="T2">表达式</text:span><text:span text:style-name="T1">1; </text:span><text:span text:style-name="T2">表达式</text:span><text:span text:style-name="T1">3; </text:span><text:span text:style-name="T2">表达式</text:span><text:span text:style-name="T1">3)</text:span></text:p>
          </table:table-cell>
        </table:table-row>
        <table:table-row>
          <table:table-cell office:value-type="string">
            <text:p text:style-name="P2">16.</text:p>
          </table:table-cell>
          <table:table-cell office:value-type="string">
            <text:p text:style-name="P7">下面程序段的执行结果是</text:p>
            <text:p text:style-name="P6">int a,b,c,t;<text:line-break/>a=1;  <text:line-break/>b=2;  <text:line-break/>c=2;<text:line-break/>while(a&lt;b&lt;c)<text:line-break/>{<text:line-break/> t=a; a=b; b=t;<text:line-break/> c--;<text:line-break/>}<text:line-break/>printf("%d,%d,%d", a, b, c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0:59:11.882664923</meta:creation-date>
    <dc:date>2017-04-24T11:02:57.591848912</dc:date>
    <meta:editing-duration>PT3M46S</meta:editing-duration>
    <meta:editing-cycles>1</meta:editing-cycles>
    <meta:document-statistic meta:table-count="2" meta:image-count="0" meta:object-count="0" meta:page-count="4" meta:paragraph-count="48" meta:word-count="797" meta:character-count="2558" meta:non-whitespace-character-count="1941"/>
    <meta:generator>LibreOffice/5.1.6.2$Linux_X86_64 LibreOffice_project/10m0$Build-2</meta:generator>
  </office:meta>
</office:document-meta>
</file>